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994e47010" style:family="table" style:master-page-name="ta-mp-0x7f1994e47010">
      <style:table-properties table:display="true" style:writing-mode="lr-tb"/>
    </style:style>
    <style:style style:name="ta-0x7f1994e47200" style:family="table" style:master-page-name="ta-mp-0x7f1994e47200">
      <style:table-properties table:display="true" style:writing-mode="lr-tb"/>
    </style:style>
    <style:style style:name="ta-0x7f1994e473f0" style:family="table" style:master-page-name="ta-mp-0x7f1994e473f0">
      <style:table-properties table:display="true" style:writing-mode="lr-tb"/>
    </style:style>
    <style:style style:name="ta-0x7f1994e475e0" style:family="table" style:master-page-name="ta-mp-0x7f1994e475e0">
      <style:table-properties table:display="true" style:writing-mode="lr-tb"/>
    </style:style>
    <style:style style:name="ta-0x7f1994e477d0" style:family="table" style:master-page-name="ta-mp-0x7f1994e477d0">
      <style:table-properties table:display="true" style:writing-mode="lr-tb"/>
    </style:style>
    <style:style style:name="ta-0x7f1994e479c0" style:family="table" style:master-page-name="ta-mp-0x7f1994e47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994e120b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21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1e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20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1a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3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f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1c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4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3c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f1994e130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994e145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1d3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f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994e12b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6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c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7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24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f1994e12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994e146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48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994e129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e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3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2d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3b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f1994e137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994e136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34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3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994e138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a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5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e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1f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f1994e14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994e141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25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3d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994e14b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c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a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4d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4e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f1994e15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1994e151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994e1526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994e15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90.50pt" style:use-optimal-column-width="true"/>
    </style:style>
    <style:style style:name="ACOL-4" style:family="table-column">
      <style:table-column-properties style:column-width="150.75pt" style:use-optimal-column-width="true"/>
    </style:style>
    <style:style style:name="ACOL-5" style:family="table-column">
      <style:table-column-properties style:column-width="99.75pt" style:use-optimal-column-width="true"/>
    </style:style>
    <style:style style:name="ACOL-6" style:family="table-column">
      <style:table-column-properties style:column-width="65.25pt" style:use-optimal-column-width="true"/>
    </style:style>
    <style:style style:name="ACOL-7" style:family="table-column">
      <style:table-column-properties style:column-width="173.25pt" style:use-optimal-column-width="false"/>
    </style:style>
    <style:style style:name="ACOL-8" style:family="table-column">
      <style:table-column-properties style:column-width="125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1994e47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1994e120b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1994e121d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1994e11e60" office:value-type="string">
            <text:p>deleteVariant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1994e1320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1994e47200" table:print="false">
        <office:forms form:automatic-focus="false" form:apply-design-mode="false">
          <form:form/>
        </office:forms>
        <table:table-column table:default-cell-style-name="ACE-0x7f1994e11c10" table:style-name="ACOL-3"/>
        <table:table-column table:default-cell-style-name="ACE-0x7f1994e11c10" table:style-name="ACOL-4"/>
        <table:table-column table:default-cell-style-name="ACE-0x7f1994e11c10" table:style-name="ACOL-5"/>
        <table:table-column table:default-cell-style-name="ACE-0x7f1994e11c10" table:style-name="ACOL-6"/>
        <table:table-column table:default-cell-style-name="ACE-0x7f1994e11c10" table:style-name="ACOL-7"/>
        <table:table-column table:default-cell-style-name="ACE-0x7f1994e11c10" table:style-name="ACOL-0" table:number-columns-repeated="123"/>
        <table:table-row table:style-name="AROW-2">
          <table:table-cell table:style-name="ACE-0x7f1994e14360" office:value-type="string">
            <text:p>SearchTextName</text:p>
          </table:table-cell>
          <table:table-cell table:style-name="ACE-0x7f1994e14488" office:value-type="string">
            <text:p>AppLogin_Email_Address</text:p>
          </table:table-cell>
          <table:table-cell table:style-name="ACE-0x7f1994e145b0" office:value-type="string">
            <text:p>AppLogin_Password</text:p>
          </table:table-cell>
          <table:table-cell table:number-columns-repeated="125" table:style-name="ACE-0x7f1994e11c10"/>
        </table:table-row>
        <table:table-row table:style-name="AROW-2">
          <table:table-cell table:style-name="ACE-0x7f1994e13fe8" office:value-type="string">
            <text:p>MoserBaer 8GB USB Pen Drive Swiel</text:p>
          </table:table-cell>
          <table:table-cell table:style-name="ACE-0x7f1994e13c70" office:value-type="string">
            <text:p>AutoTest@crestechglobal.com</text:p>
          </table:table-cell>
          <table:table-cell table:style-name="ACE-0x7f1994e11d38" office:value-type="float" office:value="123456">
            <text:p>123456</text:p>
          </table:table-cell>
          <table:table-cell table:style-name="ACE-0x7f1994e12fb8"/>
          <table:table-cell table:number-columns-repeated="124" table:style-name="ACE-0x7f1994e11c10"/>
        </table:table-row>
        <table:table-row table:style-name="AROW-4">
          <table:table-cell table:style-name="ACE-0x7f1994e11c10"/>
          <table:table-cell table:style-name="ACE-0x7f1994e130e0"/>
          <table:table-cell table:number-columns-repeated="126" table:style-name="ACE-0x7f1994e11c1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2" gnm:end-row="0"/>
        </gnm:selections>
      </table:table>
      <table:table table:name="MQA2_TestData" table:style-name="ta-0x7f1994e473f0" table:print="false">
        <office:forms form:automatic-focus="false" form:apply-design-mode="false">
          <form:form/>
        </office:forms>
        <table:table-column table:default-cell-style-name="ACE-0x7f1994e12c40" table:style-name="ACOL-3"/>
        <table:table-column table:default-cell-style-name="ACE-0x7f1994e12c40" table:style-name="ACOL-4"/>
        <table:table-column table:default-cell-style-name="ACE-0x7f1994e12c40" table:style-name="ACOL-5"/>
        <table:table-column table:default-cell-style-name="ACE-0x7f1994e12c40" table:style-name="ACOL-6"/>
        <table:table-column table:default-cell-style-name="ACE-0x7f1994e12c40" table:style-name="ACOL-7"/>
        <table:table-column table:default-cell-style-name="ACE-0x7f1994e12c40" table:style-name="ACOL-0" table:number-columns-repeated="123"/>
        <table:table-row table:style-name="AROW-2">
          <table:table-cell table:style-name="ACE-0x7f1994e12b18" office:value-type="string">
            <text:p>SearchTextName</text:p>
          </table:table-cell>
          <table:table-cell table:style-name="ACE-0x7f1994e127a0" office:value-type="string">
            <text:p>AppLogin_Email_Address</text:p>
          </table:table-cell>
          <table:table-cell table:style-name="ACE-0x7f1994e146d8" office:value-type="string">
            <text:p>AppLogin_Password</text:p>
          </table:table-cell>
          <table:table-cell table:number-columns-repeated="125" table:style-name="ACE-0x7f1994e12c40"/>
        </table:table-row>
        <table:table-row table:style-name="AROW-2">
          <table:table-cell table:style-name="ACE-0x7f1994e12678" office:value-type="string">
            <text:p>MoserBaer 8GB USB Pen Drive Swiel</text:p>
          </table:table-cell>
          <table:table-cell table:style-name="ACE-0x7f1994e12428" office:value-type="string">
            <text:p>AutoTest@crestechglobal.com</text:p>
          </table:table-cell>
          <table:table-cell table:style-name="ACE-0x7f1994e14800" office:value-type="float" office:value="123456">
            <text:p>123456</text:p>
          </table:table-cell>
          <table:table-cell table:style-name="ACE-0x7f1994e14928"/>
          <table:table-cell table:number-columns-repeated="124" table:style-name="ACE-0x7f1994e12c40"/>
        </table:table-row>
        <table:table-row table:style-name="AROW-4">
          <table:table-cell table:style-name="ACE-0x7f1994e12c40"/>
          <table:table-cell table:style-name="ACE-0x7f1994e128c8"/>
          <table:table-cell table:number-columns-repeated="126" table:style-name="ACE-0x7f1994e12c4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1994e475e0" table:print="false">
        <office:forms form:automatic-focus="false" form:apply-design-mode="false">
          <form:form/>
        </office:forms>
        <table:table-column table:default-cell-style-name="ACE-0x7f1994e12300" table:style-name="ACOL-3"/>
        <table:table-column table:default-cell-style-name="ACE-0x7f1994e12300" table:style-name="ACOL-4"/>
        <table:table-column table:default-cell-style-name="ACE-0x7f1994e12300" table:style-name="ACOL-8"/>
        <table:table-column table:default-cell-style-name="ACE-0x7f1994e12300" table:style-name="ACOL-6"/>
        <table:table-column table:default-cell-style-name="ACE-0x7f1994e12300" table:style-name="ACOL-7"/>
        <table:table-column table:default-cell-style-name="ACE-0x7f1994e12300" table:style-name="ACOL-0" table:number-columns-repeated="123"/>
        <table:table-row table:style-name="AROW-2">
          <table:table-cell table:style-name="ACE-0x7f1994e129f0" office:value-type="string">
            <text:p>SearchTextName</text:p>
          </table:table-cell>
          <table:table-cell table:style-name="ACE-0x7f1994e12d68" office:value-type="string">
            <text:p>AppLogin_Email_Address</text:p>
          </table:table-cell>
          <table:table-cell table:style-name="ACE-0x7f1994e136a8" office:value-type="string">
            <text:p>AppLogin_Password</text:p>
          </table:table-cell>
          <table:table-cell table:number-columns-repeated="125" table:style-name="ACE-0x7f1994e12300"/>
        </table:table-row>
        <table:table-row table:style-name="AROW-2">
          <table:table-cell table:style-name="ACE-0x7f1994e12e90" office:value-type="string">
            <text:p>MoserBaer 8GB USB Pen Drive Swiel</text:p>
          </table:table-cell>
          <table:table-cell table:style-name="ACE-0x7f1994e13b48" office:value-type="string">
            <text:p>AutoTest@crestechglobal.com</text:p>
          </table:table-cell>
          <table:table-cell table:style-name="ACE-0x7f1994e13458" office:value-type="float" office:value="123456">
            <text:p>123456</text:p>
          </table:table-cell>
          <table:table-cell table:style-name="ACE-0x7f1994e13330"/>
          <table:table-cell table:number-columns-repeated="124" table:style-name="ACE-0x7f1994e12300"/>
        </table:table-row>
        <table:table-row table:style-name="AROW-4">
          <table:table-cell table:style-name="ACE-0x7f1994e12300"/>
          <table:table-cell table:style-name="ACE-0x7f1994e137d0"/>
          <table:table-cell table:number-columns-repeated="126" table:style-name="ACE-0x7f1994e1230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1994e477d0" table:print="false">
        <office:forms form:automatic-focus="false" form:apply-design-mode="false">
          <form:form/>
        </office:forms>
        <table:table-column table:default-cell-style-name="ACE-0x7f1994e13580" table:style-name="ACOL-3"/>
        <table:table-column table:default-cell-style-name="ACE-0x7f1994e13580" table:style-name="ACOL-4"/>
        <table:table-column table:default-cell-style-name="ACE-0x7f1994e13580" table:style-name="ACOL-8"/>
        <table:table-column table:default-cell-style-name="ACE-0x7f1994e13580" table:style-name="ACOL-6"/>
        <table:table-column table:default-cell-style-name="ACE-0x7f1994e13580" table:style-name="ACOL-7"/>
        <table:table-column table:default-cell-style-name="ACE-0x7f1994e13580" table:style-name="ACOL-0" table:number-columns-repeated="123"/>
        <table:table-row table:style-name="AROW-2">
          <table:table-cell table:style-name="ACE-0x7f1994e138f8" office:value-type="string">
            <text:p>SearchTextName</text:p>
          </table:table-cell>
          <table:table-cell table:style-name="ACE-0x7f1994e13ec0" office:value-type="string">
            <text:p>AppLogin_Email_Address</text:p>
          </table:table-cell>
          <table:table-cell table:style-name="ACE-0x7f1994e14110" office:value-type="string">
            <text:p>AppLogin_Password</text:p>
          </table:table-cell>
          <table:table-cell table:number-columns-repeated="125" table:style-name="ACE-0x7f1994e13580"/>
        </table:table-row>
        <table:table-row table:style-name="AROW-2">
          <table:table-cell table:style-name="ACE-0x7f1994e13a20" office:value-type="string">
            <text:p>MoserBaer 8GB USB Pen Drive Swiel</text:p>
          </table:table-cell>
          <table:table-cell table:style-name="ACE-0x7f1994e11f88" office:value-type="string">
            <text:p>AutoTest@crestechglobal.com</text:p>
          </table:table-cell>
          <table:table-cell table:style-name="ACE-0x7f1994e12550" office:value-type="float" office:value="123456">
            <text:p>123456</text:p>
          </table:table-cell>
          <table:table-cell table:style-name="ACE-0x7f1994e13d98"/>
          <table:table-cell table:number-columns-repeated="124" table:style-name="ACE-0x7f1994e13580"/>
        </table:table-row>
        <table:table-row table:style-name="AROW-4">
          <table:table-cell table:style-name="ACE-0x7f1994e13580"/>
          <table:table-cell table:style-name="ACE-0x7f1994e14238"/>
          <table:table-cell table:number-columns-repeated="126" table:style-name="ACE-0x7f1994e135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1994e479c0" table:print="false">
        <office:forms form:automatic-focus="false" form:apply-design-mode="false">
          <form:form/>
        </office:forms>
        <table:table-column table:default-cell-style-name="ACE-0x7f1994e14a50" table:style-name="ACOL-3"/>
        <table:table-column table:default-cell-style-name="ACE-0x7f1994e14a50" table:style-name="ACOL-4"/>
        <table:table-column table:default-cell-style-name="ACE-0x7f1994e14a50" table:style-name="ACOL-8"/>
        <table:table-column table:default-cell-style-name="ACE-0x7f1994e14a50" table:style-name="ACOL-6"/>
        <table:table-column table:default-cell-style-name="ACE-0x7f1994e14a50" table:style-name="ACOL-7"/>
        <table:table-column table:default-cell-style-name="ACE-0x7f1994e14a50" table:style-name="ACOL-0" table:number-columns-repeated="123"/>
        <table:table-row table:style-name="AROW-2">
          <table:table-cell table:style-name="ACE-0x7f1994e14b78" office:value-type="string">
            <text:p>SearchTextName</text:p>
          </table:table-cell>
          <table:table-cell table:style-name="ACE-0x7f1994e14dc8" office:value-type="string">
            <text:p>AppLogin_Email_Address</text:p>
          </table:table-cell>
          <table:table-cell table:style-name="ACE-0x7f1994e15140" office:value-type="string">
            <text:p>AppLogin_Password</text:p>
          </table:table-cell>
          <table:table-cell table:number-columns-repeated="125" table:style-name="ACE-0x7f1994e14a50"/>
        </table:table-row>
        <table:table-row table:style-name="AROW-2">
          <table:table-cell table:style-name="ACE-0x7f1994e14ca0" office:value-type="string">
            <text:p>MoserBaer 8GB USB Pen Drive Swiel</text:p>
          </table:table-cell>
          <table:table-cell table:style-name="ACE-0x7f1994e14ef0" office:value-type="string">
            <text:p>AutoTest@crestechglobal.com</text:p>
          </table:table-cell>
          <table:table-cell table:style-name="ACE-0x7f1994e15268" office:value-type="float" office:value="123456">
            <text:p>123456</text:p>
          </table:table-cell>
          <table:table-cell table:style-name="ACE-0x7f1994e15390"/>
          <table:table-cell table:number-columns-repeated="124" table:style-name="ACE-0x7f1994e14a50"/>
        </table:table-row>
        <table:table-row table:style-name="AROW-4">
          <table:table-cell table:style-name="ACE-0x7f1994e14a50"/>
          <table:table-cell table:style-name="ACE-0x7f1994e15018"/>
          <table:table-cell table:number-columns-repeated="126" table:style-name="ACE-0x7f1994e14a5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994e4d4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994df7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994d87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99554f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99556af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9955c9c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994e47010" style:display-name="TestCase" style:page-layout-name="pl-0x7f1994e4d4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994e47200" style:display-name="MQA1_TestData" style:page-layout-name="pl-0x7f1994df7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994e473f0" style:display-name="MQA2_TestData" style:page-layout-name="pl-0x7f1994d87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994e475e0" style:display-name="MQA3_TestData" style:page-layout-name="pl-0x7f199554f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994e477d0" style:display-name="MQA4_TestData" style:page-layout-name="pl-0x7f199556a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994e479c0" style:display-name="MQA5_TestData" style:page-layout-name="pl-0x7f19955c9c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31:5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